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Text_20_body">
      <style:text-properties fo:font-weight="bold"/>
    </style:style>
    <style:style style:name="P3" style:family="paragraph" style:parent-style-name="Text_20_body">
      <style:text-properties officeooo:paragraph-rsid="0016f9a3"/>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resh from the ISS: How high school students are leading an experiment on space-made yogurt</text:h>
      <text:p text:style-name="P1">Sara Webb</text:p>
      <text:section text:style-name="Sect1" text:name="readability-page-1">
        <text:p text:style-name="Text_20_body">It's probably no surprise that keeping healthy in space is incredibly important. And without the typical resources found on Earth, creative solutions have to be explored. </text:p>
        <text:p text:style-name="Text_20_body">Right now, some excited Year 10 and 11 students from around Victoria are waiting with anticipation as their space-made yogurt—fresh off the International Space Station (ISS)—heads back to Australia from NASA facilities in the United States.</text:p>
        <text:p text:style-name="Text_20_body">The students worked with researchers at the Swinburne University of Technology to design an experiment investigating the nutritional values of space-made yogurt. The results could provide insight into how to best help astronauts with vital nutrition during long-haul spaceflight.</text:p>
        <text:p text:style-name="P2">The human gut</text:p>
        <text:p text:style-name="Text_20_body">A critical factor in human health is the overall health of our gut microbiome, which is estimated to host more than 100 trillion bacteria. </text:p>
        <text:p text:style-name="Text_20_body">Maintaining the health and diversity of these bacteria might be even more important in space than on Earth. In 2019, NASA released groundbreaking results from a year-long study on astronaut twins Mark and Scott Kelly. </text:p>
        <text:p text:style-name="Text_20_body">In 2016, Scott spent 365 days on the ISS, experiencing reduced gravity, while Mark remained on Earth. A fascinating result from the study was that Scott experienced significant changes to his gastrointestinal microbiome when in space—and which didn't persist after he returned to Earth. </text:p>
        <text:p text:style-name="Text_20_body">It's theorized the changes in microbiome experienced by astronauts are due to the lack of exposure to the "everyday" microbes encountered on Earth. Additionally, astronauts in space are exposed to less gravity, and high levels of radiation, which increase as they travel further away.</text:p>
        <text:p text:style-name="Text_20_body">Understanding how to supplement astronauts' gut bacteria and sustain its health is one of NASA's current research goals. NASA is exploring this through both the use of capsule probiotics and simulated gravity experiments.</text:p>
        <text:p text:style-name="P2">Why yogurt?</text:p>
        <text:p text:style-name="Text_20_body">Yogurt is made by the bacterial fermentation of milk. The lactic acid produced in this process acts on the milk's proteins to create yogurt's signature tart taste and thick texture. We wanted to see how this process is affected in the space environment. </text:p>
        <text:p text:style-name="Text_20_body">Our student-led experiment is investigating whether different probiotic strains of bacteria can be used to make yogurt directly in space. The ideal outcome would be to show that healthy, living bacteria cultures can be generated from frozen bacteria and milk products sent to space. This has not yet been achieved, although yogurt has been made using bacteria returned from space previously. This would be hugely beneficial during long space flights, where fresh food is limited and typical <text:soft-page-break/>probiotic capsules would lose potency. Yogurt also offers the nutritional benefits of the milk the bacteria are feeding off. </text:p>
        <text:p text:style-name="P2">The road to space</text:p>
        <text:p text:style-name="Text_20_body">Our brilliant students began this journey via two paths. Through the ongoing SHINE program, six exceptional STEM students from Victoria's Haileybury school worked with Swinburne staff and student mentors to develop, prototype and produce an experiment for the ISS. </text:p>
        <text:p text:style-name="Text_20_body">In the past, this program has sent human teeth, chia seeds and magnetorheological fluid to the ISS. For the 2021–22 experiment the students had 24 five-milliliter vials (things have to be tiny in space) in which to build their detailed experiment. </text:p>
        <text:p text:style-name="Text_20_body">The second path was via the inaugural Swinburne Youth Space Innovation Challenge (SYSIC), which provides the opportunity to send an experiment to space as part of the Swinburne/Rhodium Scientific payload. </text:p>
        <text:p text:style-name="Text_20_body">Teams from four Victorian schools undertook an 11-week crash course in space applications before pitching their dream experiment. The winning team from Viewbank College was assigned six dedicated experimental vials, with all other teams also awarded a vial—all working towards the goal of investigating probiotics, bacteria and yogurt in space. </text:p>
        <text:p text:style-name="P2">Aboard the ISS</text:p>
        <text:p text:style-name="Text_20_body">Once ready for flight, the final bacteria samples were prepared and put into deep freeze by our Rhodium Scientific partners at the Kennedy Space Centre in the US. </text:p>
        <text:p text:style-name="Text_20_body">All 33 vials boarded their rideshare to the ISS via the SpaceX Crew Dragon 24, and were launched on December 24. Once onboard, the samples were removed from deep freeze by Astronaut Mark Vande Hei and set aside in a room-temperature experiment chamber in the Japanese Experiment Module, named Kibo. </text:p>
        <text:p text:style-name="Text_20_body">After the allotted 48- and 72-hour timestamps (the time it takes to typically make yogurt on Earth) the samples were placed back in deep freeze to preserve the progress. It's expected they would have become yogurt during this time. </text:p>
        <text:p text:style-name="Text_20_body">The samples returned to Earth in late January and will be investigated by staff and students in the coming months, once they return to Australia. </text:p>
        <text:p text:style-name="P2">What we might find</text:p>
        <text:p text:style-name="Text_20_body">The students chose to explore six different bacteria strains mixed together in various combinations, as well as certain strains isolated. With both the space-based experiment and control experiments conducted on Earth, we'll be able to determine whether the bacteria sent to the ISS were significantly affected by reduced gravity. </text:p>
        <text:p text:style-name="P3">Working from the lab at Swinburne, we will use methods such as DNA sequencing to isolate any variations in the genetic makeup of the bacteria, and investigate how many generations (or cell divisions) have occurred in the samples. </text:p>
        <text:p text:style-name="P3">The students also purposely designed the experiment to test both dairy and non-dairy milk options, to see the potential differences in nutritional output. But perhaps the most exciting part for all involved will be the final taste test—and finding out if space yogurt really is out of this world. </text:p>
        <text:p text:style-name="P3"><text:soft-page-break/>Только что с МКС: как старшеклассники проводят эксперимент с космическим йогуртом</text:p>
        <text:p text:style-name="P3">Сара Уэбб</text:p>
        <text:p text:style-name="P3">Наверное, неудивительно, что поддержание здоровья в космосе невероятно важно. И без типичных ресурсов, найденных на Земле, необходимо искать творческие решения.</text:p>
        <text:p text:style-name="P3">Прямо сейчас некоторые взволнованные ученики 10 и 11 классов со всей Виктории с нетерпением ждут, когда их космический йогурт, только что доставленный с Международной космической станции (МКС), отправится обратно в Австралию с объектов НАСА в Соединенных Штатах.</text:p>
        <text:p text:style-name="P3">Студенты работали с исследователями из Технологического университета Суинберна над разработкой эксперимента по изучению питательной ценности йогурта космического производства. Полученные результаты могут дать представление о том, как наилучшим образом помочь астронавтам с жизненно важным питанием во время дальних космических полетов.</text:p>
        <text:p text:style-name="P3">Человеческое нутро</text:p>
        <text:p text:style-name="P3">Важнейшим фактором здоровья человека является общее состояние микробиома нашего кишечника, в котором, по оценкам, содержится более 100 триллионов бактерий.</text:p>
        <text:p text:style-name="P3">Поддержание здоровья и разнообразия этих бактерий может быть даже более важным в космосе, чем на Земле. В 2019 году НАСА опубликовало новаторские результаты годичного исследования близнецов-астронавтов Марка и Скотта Келли.</text:p>
        <text:p text:style-name="P3">В 2016 году Скотт провел 365 дней на МКС, испытывая пониженную гравитацию, в то время как Марк оставался на Земле. Увлекательным результатом исследования стало то, что Скотт испытал значительные изменения в своем желудочно—кишечном микробиоме, находясь в космосе, и которые не сохранились после того, как он вернулся на Землю.</text:p>
        <text:p text:style-name="P3">Предполагается, что изменения в микробиоме, с которыми сталкиваются астронавты, происходят из-за отсутствия контакта с "повседневными" микробами, встречающимися на Земле. Кроме того, астронавты в космосе подвергаются меньшей гравитации и высокому уровню радиации, который увеличивается по мере удаления.</text:p>
        <text:p text:style-name="P3">Понимание того, как дополнять кишечные бактерии астронавтов и поддерживать их здоровье, является одной из текущих исследовательских целей НАСА. НАСА изучает это как с помощью пробиотиков в капсулах, так и с помощью экспериментов с имитацией гравитации.</text:p>
        <text:p text:style-name="P3">Почему йогурт?</text:p>
        <text:p text:style-name="P3">Йогурт получают путем бактериального брожения молока. Молочная кислота, образующаяся в этом процессе, воздействует на белки молока, создавая характерный терпкий вкус йогурта и густую текстуру. Мы хотели посмотреть, как этот процесс отражается в космической среде.</text:p>
        <text:p text:style-name="P3">Наш эксперимент под руководством студентов исследует, можно ли использовать различные пробиотические штаммы бактерий для приготовления йогурта непосредственно в космосе. Идеальным результатом было бы показать, что здоровые, живые бактериальные культуры могут быть получены из замороженных бактерий и молочных продуктов, отправленных в космос. Это еще не было достигнуто, хотя йогурт был изготовлен с использованием <text:soft-page-break/>бактерий, возвращенных из космоса ранее. Это было бы чрезвычайно полезно во время длительных космических полетов, когда количество свежих продуктов ограничено, а типичные пробиотические капсулы теряют эффективность. Йогурт также обладает питательными свойствами молока, которым питаются бактерии.</text:p>
        <text:p text:style-name="P3">Дорога в космос</text:p>
        <text:p text:style-name="P3">Наши блестящие студенты начали это путешествие двумя путями. В рамках продолжающейся программы SHINE шесть исключительных студентов STEM из школы Хейлибери в Виктории работали с сотрудниками Суинберна и наставниками студентов над разработкой, прототипом и проведением эксперимента для МКС.</text:p>
        <text:p text:style-name="P3">В прошлом эта программа отправляла на МКС человеческие зубы, семена чиа и магнитореологическую жидкость. Для эксперимента 2021-22 годов у студентов было 24 пятимиллилитровых флакона (вещи должны быть крошечными в пространстве), в которых они могли провести свой подробный эксперимент.</text:p>
        <text:p text:style-name="P3">Второй путь был через инаугурационную программу Swinburne Youth Space Innovation Challenge (SYSIC), которая предоставляет возможность отправить эксперимент в космос в рамках научной полезной нагрузки Swinburne/ Rhodium.</text:p>
        <text:p text:style-name="P3">Команды из четырех викторианских школ прошли 11-недельный ускоренный курс по применению космической техники, прежде чем приступить к эксперименту своей мечты. Команде—победителю из колледжа Вьюбанк было выделено шесть специальных экспериментальных флаконов, а все остальные команды также получили по флакону - все они работали над достижением цели исследования пробиотиков, бактерий и йогурта в космосе.</text:p>
        <text:p text:style-name="P3">На борту МКС</text:p>
        <text:p text:style-name="P3">После подготовки к полету окончательные образцы бактерий были подготовлены и помещены в глубокую заморозку нашими научными партнерами по родию в Космическом центре Кеннеди в США.</text:p>
        <text:p text:style-name="P3">Все 33 флакона отправились на МКС с помощью SpaceX Crew Dragon 24 и были запущены 24 декабря. Оказавшись на борту, астронавт Марк Ванде Хей извлек образцы из глубокой заморозки и поместил их в экспериментальную камеру при комнатной температуре в японском экспериментальном модуле под названием Кибо.</text:p>
        <text:p text:style-name="P3">По истечении отведенных 48- и 72-часовых временных меток (время, которое обычно требуется для приготовления йогурта на Земле) образцы были помещены обратно в глубокую заморозку, чтобы сохранить прогресс. Ожидается, что за это время они превратились бы в йогурт.</text:p>
        <text:p text:style-name="P3">Образцы вернулись на Землю в конце января и будут исследованы сотрудниками и студентами в ближайшие месяцы, как только они вернутся в Австралию.</text:p>
        <text:p text:style-name="P3">Что мы могли бы найти</text:p>
        <text:p text:style-name="P3">Студенты решили исследовать шесть различных штаммов бактерий, смешанных вместе в различных комбинациях, а также некоторые изолированные штаммы. С помощью как космического эксперимента, так и контрольных экспериментов, проведенных на Земле, мы <text:soft-page-break/>сможем определить, значительно ли повлияла пониженная гравитация на бактерии, отправленные на МКС.</text:p>
        <text:p text:style-name="P3">Работая в лаборатории в Суинберне, мы будем использовать такие методы, как секвенирование ДНК, чтобы выделить любые изменения в генетическом составе бактерий и выяснить, сколько поколений (или клеточных делений) произошло в образцах.</text:p>
        <text:p text:style-name="P3">Студенты также специально разработали эксперимент, чтобы протестировать как молочные, так и немолочные варианты молока, чтобы увидеть потенциальные различия в питательной ценности. Но, возможно, самой захватывающей частью для всех участников будет заключительный тест на вкус — и выяснение того, действительно ли космический йогурт не от мира сего.</text:p>
        <text:p text:style-name="P3"/>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5T05:51:56.277620127</meta:creation-date>
    <dc:date>2022-03-05T06:28:00.568970372</dc:date>
    <meta:editing-duration>PT13M2S</meta:editing-duration>
    <meta:editing-cycles>7</meta:editing-cycles>
    <meta:generator>LibreOffice/7.2.5.2$Linux_X86_64 LibreOffice_project/20$Build-2</meta:generator>
    <meta:document-statistic meta:table-count="0" meta:image-count="0" meta:object-count="0" meta:page-count="5" meta:paragraph-count="56" meta:word-count="1712" meta:character-count="11802" meta:non-whitespace-character-count="10136"/>
  </office:meta>
</office:document-meta>
</file>